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94b08" officeooo:paragraph-rsid="00094b08"/>
    </style:style>
    <style:style style:name="P2" style:family="paragraph" style:parent-style-name="Standard">
      <style:text-properties officeooo:rsid="000a705b" officeooo:paragraph-rsid="000a705b"/>
    </style:style>
    <style:style style:name="T1" style:family="text">
      <style:text-properties officeooo:rsid="000a70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dsumowując działania w ramach praktyk, z każdą przeprowadzoną lekcją zyskiwałem swobodę i pewność w prowadzeniu, co bez wątpienia przełożyło się na efektywność. Na pewno jestem zadowolony z relacji, którą nawiązałem z uczniami i która pozwliła sprawnej realizować cele kształcenia. </text:p>
      <text:p text:style-name="P1">Ciekawym spostrzeżeniem było również porównianie pracy tych samych uczniów na inforamatyce i matemamatyce, której uczyłem podczas poprzednich praktyk.</text:p>
      <text:p text:style-name="P1">Elementem, nad którym muszę popracować <text:span text:style-name="T1">jest ustrzymanie dyscypliny. </text:span></text:p>
      <text:p text:style-name="P2">Cieszę się, że już na etapie szkoły podstawowej mogę wykorzystać swoje umiejętności zdobyte podczas pracy w zawodzie programisty i przedstawić je uczniom. Uczniowie zdają się też być zadowoleni z interaktywnych materiałów dydaktycznych, które pomagają im przyswoić, ale też powrórzyć materiał z lekcj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09:06:18.854855191</meta:creation-date>
    <dc:date>2019-10-04T10:27:37.717257883</dc:date>
    <meta:editing-duration>PT5S</meta:editing-duration>
    <meta:editing-cycles>1</meta:editing-cycles>
    <meta:document-statistic meta:table-count="0" meta:image-count="0" meta:object-count="0" meta:page-count="1" meta:paragraph-count="4" meta:word-count="107" meta:character-count="804" meta:non-whitespace-character-count="699"/>
    <meta:generator>LibreOffice/6.0.7.3$Linux_X86_64 LibreOffice_project/00m0$Build-3</meta:generator>
  </office:meta>
</office:document-meta>
</file>